
<file path=META-INF/manifest.xml><?xml version="1.0" encoding="utf-8"?>
<manifest:manifest xmlns:manifest="urn:oasis:names:tc:opendocument:xmlns:manifest:1.0">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automatic-styles>
    <style:style style:name="P1" style:parent-style-name="Text_20body" style:family="paragraph">
      <style:paragraph-properties style:master-page-name="HTML" fo:line-height="normal"/>
      <style:text-properties fo:color="#000000" fo:font-family="Times New Roman" fo:font-size="12.000000000000000pt" fo:font-weight="bold"/>
    </style:style>
    <style:style style:name="P2" style:parent-style-name="Text_20body" style:family="paragraph">
      <style:paragraph-properties fo:line-height="normal"/>
      <style:text-properties fo:color="#000000" fo:font-family="Times New Roman" fo:font-size="12.000000000000000pt"/>
    </style:style>
    <style:style style:name="P3" style:parent-style-name="Text_20body" style:family="paragraph">
      <style:paragraph-properties fo:line-height="normal"/>
      <style:text-properties fo:color="#000000" fo:font-family="Times New Roman" fo:font-size="12.000000000000000pt" fo:font-weight="bold"/>
    </style:style>
    <style:style style:name="T1" style:parent-style-name="Text_20body" style:family="text">
      <style:text-properties fo:font-weight="bold"/>
    </style:style>
    <style:style style:name="P4" style:parent-style-name="Text_20body" style:family="paragraph">
      <style:paragraph-properties fo:line-height="normal"/>
      <style:text-properties fo:color="#000000" fo:font-family="Times New Roman" fo:font-size="12.000000000000000pt" fo:font-weight="normal"/>
    </style:style>
    <text:list-style style:name="L11" style:display-name="L1">
      <text:list-level-style-bullet text:level="1" text:bullet-char="•">
        <style:list-level-properties/>
      </text:list-level-style-bullet>
      <text:list-level-style-bullet text:level="2" text:bullet-char="◦">
        <style:list-level-properties/>
      </text:list-level-style-bullet>
      <text:list-level-style-bullet text:level="3" text:bullet-char="▪">
        <style:list-level-properties/>
      </text:list-level-style-bullet>
      <text:list-level-style-bullet text:level="4" text:bullet-char="•">
        <style:list-level-properties/>
      </text:list-level-style-bullet>
      <text:list-level-style-bullet text:level="5" text:bullet-char="◦">
        <style:list-level-properties/>
      </text:list-level-style-bullet>
      <text:list-level-style-bullet text:level="6" text:bullet-char="▪">
        <style:list-level-properties/>
      </text:list-level-style-bullet>
      <text:list-level-style-bullet text:level="7" text:bullet-char="•">
        <style:list-level-properties/>
      </text:list-level-style-bullet>
      <text:list-level-style-bullet text:level="8" text:bullet-char="◦">
        <style:list-level-properties/>
      </text:list-level-style-bullet>
      <text:list-level-style-bullet text:level="9" text:bullet-char="▪">
        <style:list-level-properties/>
      </text:list-level-style-bullet>
      <text:list-level-style-bullet text:level="10" text:bullet-char="•">
        <style:list-level-properties/>
      </text:list-level-style-bullet>
    </text:list-style>
    <text:list-style style:name="L21" style:display-name="L2">
      <text:list-level-style-bullet text:level="1" text:bullet-char="•">
        <style:list-level-properties text:space-before="21.203186338399998pt" text:min-label-width="14.144906394200000pt"/>
      </text:list-level-style-bullet>
      <text:list-level-style-bullet text:level="2" text:bullet-char="•">
        <style:list-level-properties text:space-before="56.551279071000003pt" text:min-label-width="14.144906394200000pt"/>
      </text:list-level-style-bullet>
      <text:list-level-style-bullet text:level="3" text:bullet-char="•">
        <style:list-level-properties text:space-before="91.899371803599990pt" text:min-label-width="14.144906394200000pt"/>
      </text:list-level-style-bullet>
      <text:list-level-style-bullet text:level="4" text:bullet-char="•">
        <style:list-level-properties text:space-before="127.247464536199999pt" text:min-label-width="14.144906394200000pt"/>
      </text:list-level-style-bullet>
      <text:list-level-style-bullet text:level="5" text:bullet-char="•">
        <style:list-level-properties text:space-before="162.595557268799979pt" text:min-label-width="14.144906394200000pt"/>
      </text:list-level-style-bullet>
      <text:list-level-style-bullet text:level="6" text:bullet-char="•">
        <style:list-level-properties text:space-before="197.943650001399988pt" text:min-label-width="14.144906394200000pt"/>
      </text:list-level-style-bullet>
      <text:list-level-style-bullet text:level="7" text:bullet-char="•">
        <style:list-level-properties text:space-before="233.291742733999996pt" text:min-label-width="14.144906394200000pt"/>
      </text:list-level-style-bullet>
      <text:list-level-style-bullet text:level="8" text:bullet-char="•">
        <style:list-level-properties text:space-before="268.668181972399964pt" text:min-label-width="14.144906394200000pt"/>
      </text:list-level-style-bullet>
      <text:list-level-style-bullet text:level="9" text:bullet-char="•">
        <style:list-level-properties text:space-before="304.016274705000001pt" text:min-label-width="14.144906394200000pt"/>
      </text:list-level-style-bullet>
      <text:list-level-style-bullet text:level="10" text:bullet-char="•">
        <style:list-level-properties text:space-before="339.364367437599981pt" text:min-label-width="14.144906394200000pt"/>
      </text:list-level-style-bullet>
    </text:list-style>
  </office:automatic-styles>
  <office:body>
    <office:text>
      <text:p text:style-name="P1">Name</text:p>
      <text:p text:style-name="P2">Holz für die Hütte</text:p>
      <text:p text:style-name="P3"><text:bookmark text:name="bjia7"/><text:bookmark text:name="bjia8"/><text:bookmark text:name="bjia9"/></text:p>
      <text:p text:style-name="P3"><text:bookmark text:name="bjia10"/><text:bookmark text:name="bjia11"/>Beschreibung</text:p>
      <text:p text:style-name="P2">Der Fährmann Trommon braucht etwas Holz für die Reparatur seiner Hütte. Da er sich nicht traut, den Holzfäller Kuno selbst darum zu bitten, musst du dich darum kümmern.</text:p>
      <text:p text:style-name="P2"><text:bookmark text:name="bjia13"/><text:bookmark text:name="bjia14"/></text:p>
      <text:p text:style-name="P2"><text:bookmark text:name="bjia15"/><text:bookmark text:name="bjia16"/><text:span text:style-name="T1">Typ</text:span></text:p>
      <text:list text:style-name="L11">
        <text:list-item>
          <text:p text:style-name="P2">Sekundär</text:p>
        </text:list-item>
      </text:list>
      <text:p text:style-name="P2"/>
      <text:p text:style-name="P3"><text:bookmark text:name="bjia18"/><text:bookmark text:name="x9n43"/>Auftraggeber</text:p>
      <text:p text:style-name="P2">Trommon</text:p>
      <text:p text:style-name="P3"><text:bookmark text:name="bjia182"/><text:bookmark text:name="v1ic0"/><text:bookmark text:name="v1ic1"/></text:p>
      <text:p text:style-name="P3"><text:bookmark text:name="bjia183"/><text:bookmark text:name="v1ic2"/>Verlauf</text:p>
      <text:p text:style-name="P2">Der Spieler spricht Kuno auf das Problem an und Kuno verspricht ihm daraufhin, Trommon einige Bretter mitzubringen, wenn er ihn das nächste Mal trifft. Nachdem der Spieler Trommon davon berichtet hat, ist der Auftrag abgeschlossen.</text:p>
      <text:p text:style-name="P2"><text:bookmark text:name="bjia185"/><text:bookmark text:name="bjia19"/></text:p>
      <text:p text:style-name="P2"><text:bookmark text:name="bjia20"/><text:bookmark text:name="bjia21"/><text:span text:style-name="T1">Ziele</text:span></text:p>
      <text:list text:style-name="L21">
        <text:list-item>
          <text:p text:style-name="P2"><text:bookmark text:name="q_5s0"/>Frag Kuno nach ein paar Brettern für die Hütte.</text:p>
        </text:list-item>
        <text:list-item>
          <text:p text:style-name="P2">Berichte Trommon davon.</text:p>
        </text:list-item>
      </text:list>
      <text:p text:style-name="P2"/>
      <text:p text:style-name="P3">Belohnungen</text:p>
      <text:p text:style-name="P4">400 Erfahrung, 10 Goldmünzen, 3 Salatköpfe</text:p>
      <text:page-sequence>
        <text:page text:master-page-name="HTML"/>
      </text:page-sequence>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smil="urn:oasis:names:tc:opendocument:xmlns:smil-compatible:1.0" xmlns:koffice="http://www.koffice.org/2005/" xmlns:dc="http://purl.org/dc/elements/1.1/" xmlns:xlink="http://www.w3.org/1999/xlink" office:version="1.2">
  <office:styles>
    <style:default-style style:family="paragraph">
      <style:paragraph-properties style:tab-stop-distance="35.461478755799995pt"/>
      <style:text-properties fo:country="DE" fo:font-family="Times New Roman" fo:font-size="12.000000000000000pt" fo:language="de"/>
    </style:default-style>
    <style:style style:name="Sender" style:display-name="Sender" style:family="paragraph">
      <style:paragraph-properties fo:margin-bottom="0.000000000000000pt" fo:margin-left="4.308668881600000pt" fo:margin-right="4.308668881600000pt" fo:margin-top="0.000000000000000pt" fo:text-indent="0.000000000000000pt" style:tab-stop-distance="35.461478755799995pt"/>
      <style:text-properties fo:country="DE" fo:font-family="Verdana, sans-serif" fo:font-size="10.000000000000000pt" fo:font-style="italic" fo:language="de"/>
    </style:style>
    <style:style style:name="Standard" style:display-name="Standard" style:family="paragraph">
      <style:paragraph-properties fo:margin-bottom="4.308668881600000pt" fo:margin-left="4.308668881600000pt" fo:margin-right="4.308668881600000pt" fo:margin-top="4.308668881600000pt" fo:text-indent="0.000000000000000pt" style:tab-stop-distance="35.461478755799995pt"/>
      <style:text-properties fo:country="DE" fo:font-family="Verdana, sans-serif" fo:font-size="10.000000000000000pt" fo:language="de"/>
    </style:style>
    <style:style style:name="Footer" style:display-name="Footer" style:family="paragraph">
      <style:paragraph-properties fo:margin-bottom="4.308668881600000pt" fo:margin-left="4.308668881600000pt" fo:margin-right="4.308668881600000pt" fo:margin-top="4.308668881600000pt" fo:text-indent="0.000000000000000pt" style:tab-stop-distance="35.461478755799995pt">
        <style:tab-stops>
          <style:tab-stop style:position="240.88860628840pt" style:type="center" style:leader-type="none" style:leader-style="none" style:leader-width="auto" style:leader-color="font-color"/>
          <style:tab-stop style:position="481.86225209420pt" style:type="right" style:leader-type="none" style:leader-style="none" style:leader-width="auto" style:leader-color="font-color"/>
        </style:tab-stops>
      </style:paragraph-properties>
      <style:text-properties fo:country="DE" fo:font-family="Verdana, sans-serif" fo:font-size="10.000000000000000pt" fo:language="de"/>
    </style:style>
    <style:style style:name="Table_20Contents" style:display-name="Table Contents" style:family="paragraph">
      <style:paragraph-properties fo:margin-bottom="0.000000000000000pt" fo:margin-left="0.000000000000000pt" fo:margin-right="0.000000000000000pt" fo:margin-top="0.000000000000000pt" fo:text-indent="0.000000000000000pt" style:tab-stop-distance="35.461478755799995pt"/>
      <style:text-properties fo:country="DE" fo:font-family="Verdana, sans-serif" fo:font-size="10.000000000000000pt" fo:language="de"/>
    </style:style>
    <style:style style:name="Heading_201" style:display-name="Heading 1" style:family="paragraph" style:next-style-name="Text_20body">
      <style:paragraph-properties fo:margin-bottom="14.144906394200000pt" fo:margin-left="4.308668881600000pt" fo:margin-right="4.308668881600000pt" fo:margin-top="11.990571953400000pt" fo:text-indent="0.000000000000000pt" style:tab-stop-distance="35.461478755799995pt"/>
      <style:text-properties fo:country="DE" fo:font-family="Times New Roman" fo:font-size="24.000000000000000pt" fo:font-weight="bold" fo:language="de"/>
    </style:style>
    <style:style style:name="Heading" style:display-name="Heading" style:family="paragraph" style:next-style-name="Text_20body">
      <style:paragraph-properties fo:margin-bottom="14.144906394200000pt" fo:margin-left="4.308668881600000pt" fo:margin-right="4.308668881600000pt" fo:margin-top="11.990571953400000pt" fo:text-indent="0.000000000000000pt" style:tab-stop-distance="35.461478755799995pt"/>
      <style:text-properties fo:country="DE" fo:font-family="Albany" fo:font-size="14.000000000000000pt" fo:language="de"/>
    </style:style>
    <style:style style:name="Header" style:display-name="Header" style:family="paragraph">
      <style:paragraph-properties fo:margin-bottom="4.308668881600000pt" fo:margin-left="4.308668881600000pt" fo:margin-right="4.308668881600000pt" fo:margin-top="4.308668881600000pt" fo:text-indent="0.000000000000000pt" style:tab-stop-distance="35.461478755799995pt">
        <style:tab-stops>
          <style:tab-stop style:position="240.88860628840pt" style:type="center" style:leader-type="none" style:leader-style="none" style:leader-width="auto" style:leader-color="font-color"/>
          <style:tab-stop style:position="481.86225209420pt" style:type="right" style:leader-type="none" style:leader-style="none" style:leader-width="auto" style:leader-color="font-color"/>
        </style:tab-stops>
      </style:paragraph-properties>
      <style:text-properties fo:country="DE" fo:font-family="Verdana, sans-serif" fo:font-size="10.000000000000000pt" fo:language="de"/>
    </style:style>
    <style:style style:name="Text_20body" style:display-name="Text body" style:family="paragraph">
      <style:paragraph-properties fo:margin-bottom="0.000000000000000pt" fo:margin-left="0.000000000000000pt" fo:margin-right="0.000000000000000pt" fo:margin-top="0.000000000000000pt" fo:text-indent="0.000000000000000pt" style:tab-stop-distance="35.461478755799995pt"/>
      <style:text-properties fo:country="DE" fo:font-family="Verdana, sans-serif" fo:font-size="10.000000000000000pt" fo:language="de"/>
    </style:style>
    <style:style style:name="List" style:display-name="List" style:family="paragraph">
      <style:paragraph-properties fo:margin-bottom="0.000000000000000pt" fo:margin-left="0.000000000000000pt" fo:margin-right="0.000000000000000pt" fo:margin-top="0.000000000000000pt" fo:text-indent="0.000000000000000pt" style:tab-stop-distance="35.461478755799995pt"/>
      <style:text-properties fo:country="DE" fo:font-family="Verdana, sans-serif" fo:font-size="10.000000000000000pt" fo:language="de"/>
    </style:style>
    <style:style style:name="Horizontal_20Line" style:display-name="Horizontal Line" style:family="paragraph" style:next-style-name="Text_20body">
      <style:paragraph-properties fo:border-bottom="0.056693pt double #808080" fo:margin-bottom="14.144906394200000pt" fo:margin-left="4.308668881600000pt" fo:margin-right="4.308668881600000pt" fo:margin-top="0.000000000000000pt" fo:padding-bottom="0.000000000000000pt" fo:padding-left="0.000000000000000pt" fo:padding-right="0.000000000000000pt" fo:padding-top="0.000000000000000pt" fo:text-indent="0.000000000000000pt" style:border-line-width-bottom="0.056693pt 0.992128pt 0.056693pt" style:tab-stop-distance="35.461478755799995pt"/>
      <style:text-properties fo:country="DE" fo:font-family="Verdana, sans-serif" fo:font-size="6.000000000000000pt" fo:language="de"/>
    </style:style>
    <style:style style:name="Index" style:display-name="Index" style:family="paragraph">
      <style:paragraph-properties fo:margin-bottom="4.308668881600000pt" fo:margin-left="4.308668881600000pt" fo:margin-right="4.308668881600000pt" fo:margin-top="4.308668881600000pt" fo:text-indent="0.000000000000000pt" style:tab-stop-distance="35.461478755799995pt"/>
      <style:text-properties fo:country="DE" fo:font-family="Verdana, sans-serif" fo:font-size="10.000000000000000pt" fo:language="de"/>
    </style:style>
    <style:style style:name="Caption" style:display-name="Caption" style:family="paragraph">
      <style:paragraph-properties fo:margin-bottom="6.009459229600000pt" fo:margin-left="4.308668881600000pt" fo:margin-right="4.308668881600000pt" fo:margin-top="6.009459229600000pt" fo:text-indent="0.000000000000000pt" style:tab-stop-distance="35.461478755799995pt"/>
      <style:text-properties fo:country="DE" fo:font-family="Verdana, sans-serif" fo:font-size="12.000000000000000pt" fo:font-style="italic" fo:language="de"/>
    </style:style>
    <style:style style:name="Bullet_20Symbols" style:display-name="Bullet Symbols" style:family="text">
      <style:text-properties fo:font-family="StarSymbol" fo:font-size="9.000000000000000pt"/>
    </style:style>
    <style:style style:name="Placeholder" style:display-name="Placeholder" style:family="text">
      <style:text-properties fo:color="#008080" fo:font-variant="small-caps" style:text-underline-style="dotted" style:text-underline-type="single" style:text-underline-width="auto"/>
    </style:style>
    <style:style style:name="Endnote_20Symbol" style:display-name="Endnote Symbol" style:family="text"/>
    <style:style style:name="Internet_20link" style:display-name="Internet link" style:family="text">
      <style:text-properties fo:color="#000080" style:text-underline-style="solid" style:text-underline-type="single" style:text-underline-width="auto"/>
    </style:style>
    <style:style style:name="Footnote_20Symbol" style:display-name="Footnote Symbol" style:family="text"/>
  </office:styles>
  <office:automatic-styles>
    <style:page-layout style:name="pm1" style:page-usage="all">
      <style:page-layout-properties fo:margin-bottom="72.000124732000003pt" fo:margin-left="90.000155914999993pt" fo:margin-right="90.000155914999993pt" fo:margin-top="72.000124732000003pt" fo:page-height="792.001372051999965pt" fo:page-width="612.001060221999978pt" style:print-orientation="portrait">
    
   </style:page-layout-properties>
    </style:page-layout>
    <style:page-layout style:name="pm2" style:page-usage="all">
      <style:page-layout-properties fo:margin-bottom="28.346505799999999pt" fo:margin-left="56.693011599999998pt" fo:margin-right="28.346505799999999pt" fo:margin-top="28.346505799999999pt" fo:page-height="792.001372051999965pt" fo:page-width="612.001060221999978pt" style:print-orientation="portrait">
    
   </style:page-layout-properties>
    </style:page-layout>
  </office:automatic-styles>
  <office:master-styles>
    <style:master-page style:name="Endnote" style:page-layout-name="pm1"/>
    <style:master-page style:name="HTML" style:page-layout-name="pm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KOffice/2.0.2</meta:generator>
    <dc:title/>
    <meta:initial-creator>Tamino Dauth</meta:initial-creator>
    <meta:editing-cycles>6</meta:editing-cycles>
    <dc:date>2009-10-27T20:42:32</dc:date>
    <meta:creation-date>2009-04-15T23:58:00</meta:creation-date>
    <meta:language>en-US</meta:language>
    <dc:creator>Tamino Dauth</dc:creator>
  </office:meta>
</office:document-meta>
</file>